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6cm" draw:marker-end-width="0.356cm" draw:fill="none" loext:fill-use-slide-background="false" draw:textarea-horizontal-align="justify" draw:textarea-vertical-align="middle" draw:auto-grow-height="false" fo:min-height="11.395cm" fo:min-width="3.526cm" fo:padding-top="0.176cm" fo:padding-bottom="0.176cm" fo:padding-left="0.301cm" fo:padding-right="0.301cm" loext:decorative="false"/>
    </style:style>
    <style:style style:name="gr2" style:family="graphic" style:parent-style-name="objectwithoutfill">
      <style:graphic-properties svg:stroke-width="0.102cm" svg:stroke-color="#000000" draw:marker-start-width="0.356cm" draw:marker-end="Arrowheads_20_1" draw:marker-end-width="0.457cm" draw:fill="none" draw:textarea-vertical-align="middle" fo:padding-top="0.176cm" fo:padding-bottom="0.176cm" fo:padding-left="0.301cm" fo:padding-right="0.301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5.689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  <style:text-properties fo:font-size="36pt" style:font-size-asian="36pt" style:font-size-complex="36pt"/>
    </style:style>
    <style:style style:name="P3" style:family="paragraph">
      <loext:graphic-properties draw:fill="none" draw:fill-color="#ffffff"/>
      <style:paragraph-properties fo:text-align="end"/>
      <style:text-properties fo:font-size="36pt" style:font-size-asian="36pt" style:font-size-complex="36pt"/>
    </style:style>
    <style:style style:name="P4" style:family="paragraph">
      <style:paragraph-properties fo:text-align="center"/>
      <style:text-properties fo:font-size="48pt" style:font-size-asian="48pt" style:font-size-complex="48pt"/>
    </style:style>
    <style:style style:name="P5" style:family="paragraph">
      <loext:graphic-properties draw:fill="none" draw:fill-color="#ffffff"/>
      <style:paragraph-properties fo:text-align="center"/>
      <style:text-properties fo:font-size="48pt" style:font-size-asian="48pt" style:font-size-complex="48pt"/>
    </style:style>
    <style:style style:name="P6" style:family="paragraph">
      <style:paragraph-properties fo:text-align="start"/>
      <style:text-properties fo:font-size="36pt" style:font-size-asian="36pt" style:font-size-complex="36pt"/>
    </style:style>
    <style:style style:name="P7" style:family="paragraph">
      <loext:graphic-properties draw:fill="none" draw:fill-color="#ffffff"/>
      <style:paragraph-properties fo:text-align="start"/>
      <style:text-properties fo:font-size="36pt" style:font-size-asian="36pt" style:font-size-complex="36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loext:graphic-properties draw:fill="none" draw:fill-color="#ffffff"/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28cm" svg:height="11.747cm" svg:x="8.302cm" svg:y="5.12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397cm" svg:y1="8.302cm" svg:x2="8.302cm" svg:y2="8.302cm">
          <text:p/>
        </draw:line>
        <draw:frame draw:style-name="gr3" draw:text-style-name="P3" draw:layer="layout" svg:width="3.81cm" svg:height="3.095cm" svg:x="2.587cm" svg:y="7.112cm">
          <draw:text-box>
            <text:p text:style-name="P2"><text:span text:style-name="T1">a[64]</text:span></text:p>
          </draw:text-box>
        </draw:frame>
        <draw:line draw:style-name="gr2" draw:text-style-name="P1" draw:layer="layout" svg:x1="6.397cm" svg:y1="13.62cm" svg:x2="8.302cm" svg:y2="13.62cm">
          <text:p/>
        </draw:line>
        <draw:frame draw:style-name="gr3" draw:text-style-name="P3" draw:layer="layout" svg:width="3.81cm" svg:height="3.095cm" svg:x="2.587cm" svg:y="12.43cm">
          <draw:text-box>
            <text:p text:style-name="P2"><text:span text:style-name="T1">b[64]</text:span></text:p>
          </draw:text-box>
        </draw:frame>
        <draw:frame draw:style-name="gr3" draw:text-style-name="P5" draw:layer="layout" svg:width="3.81cm" svg:height="3.095cm" svg:x="8.302cm" svg:y="9.89cm">
          <draw:text-box>
            <text:p text:style-name="P4"><text:span text:style-name="T2">+</text:span></text:p>
          </draw:text-box>
        </draw:frame>
        <draw:line draw:style-name="gr2" draw:text-style-name="P1" draw:layer="layout" svg:x1="12.43cm" svg:y1="11.16cm" svg:x2="14.335cm" svg:y2="11.16cm">
          <text:p/>
        </draw:line>
        <draw:frame draw:style-name="gr3" draw:text-style-name="P7" draw:layer="layout" svg:width="6.35cm" svg:height="3.095cm" svg:x="14.24cm" svg:y="9.97cm">
          <draw:text-box>
            <text:p text:style-name="P6"><text:span text:style-name="T1">sum[64]</text:span></text:p>
          </draw:text-box>
        </draw:frame>
        <draw:frame draw:style-name="gr4" draw:text-style-name="P9" draw:layer="layout" svg:width="14.605cm" svg:height="5.939cm" svg:x="4.175cm" svg:y="18.462cm">
          <draw:text-box>
            <text:p text:style-name="P8"><text:span text:style-name="T1">int64 f(int64 a, int64 b){</text:span></text:p>
            <text:p text:style-name="P8"><text:span text:style-name="T1"><text:s text:c="2"/></text:span><text:span text:style-name="T1">sum = a + b;</text:span></text:p>
            <text:p text:style-name="P8"><text:span text:style-name="T1"><text:s text:c="2"/></text:span><text:span text:style-name="T1">return sum;</text:span></text:p>
            <text:p text:style-name="P8"><text:span text:style-name="T1">} <text:s text:c="2"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3T03:05:11.803726328</meta:creation-date>
    <dc:date>2024-11-03T03:28:27.549977725</dc:date>
    <meta:editing-duration>PT10M21S</meta:editing-duration>
    <meta:editing-cycles>3</meta:editing-cycles>
    <meta:generator>LibreOffice/24.2.6.2$Linux_X86_64 LibreOffice_project/420$Build-2</meta:generator>
    <meta:document-statistic meta:object-count="9"/>
  </office:meta>
</office:document-meta>
</file>